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20000003201CFF64FCC13091D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c44960" draw:textarea-horizontal-align="justify" draw:textarea-vertical-align="middle" draw:auto-grow-height="false" fo:min-height="25.69cm" fo:min-width="19.09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2.779cm" fo:min-width="15.544cm" fo:wrap-option="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53cm" fo:min-width="0.403cm" fo:wrap-option="wrap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c44960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25.94cm" svg:x="1cm" svg:y="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7.78cm" svg:height="24.765cm" svg:x="1.952cm" svg:y="1.508cm">
          <text:p text:style-name="P3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999cm" svg:height="0.999cm" svg:x="-15.827cm" svg:y="6.3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5.569cm" svg:height="5.569cm" svg:x="14.798cm" svg:y="21.002cm">
          <draw:image xlink:href="Pictures/1000000100000320000003201CFF64FCC13091D3.png" xlink:type="simple" xlink:show="embed" xlink:actuate="onLoad" draw:mime-type="image/png">
            <text:p/>
          </draw:image>
        </draw:frame>
        <draw:frame draw:style-name="gr5" draw:text-style-name="P5" draw:layer="layout" svg:width="0.502cm" svg:height="0.962cm" svg:x="3.857cm" svg:y="3.54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8T22:10:34.313000000</meta:creation-date>
    <dc:date>2025-02-21T21:21:33.322000000</dc:date>
    <meta:editing-duration>P1DT23H24M23S</meta:editing-duration>
    <meta:editing-cycles>2</meta:editing-cycles>
    <meta:generator>LibreOffice/7.5.3.2$Windows_X86_64 LibreOffice_project/9f56dff12ba03b9acd7730a5a481eea045e468f3</meta:generator>
    <meta:document-statistic meta:object-count="5"/>
  </office:meta>
</office:document-meta>
</file>